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10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2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119" calcext:value-type="float">
            <text:p>11.239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0643" calcext:value-type="float">
            <text:p>11.240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738" calcext:value-type="float">
            <text:p>11.238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596" calcext:value-type="float">
            <text:p>11.2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26604444444" calcext:value-type="float">
            <text:p>11.18266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50452307692" calcext:value-type="float">
            <text:p>11.23504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6648888889" calcext:value-type="float">
            <text:p>11.27466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0350769231" calcext:value-type="float">
            <text:p>11.27103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7466666667" calcext:value-type="float">
            <text:p>11.265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44288" calcext:value-type="float">
            <text:p>11.224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7022222222" calcext:value-type="float">
            <text:p>11.2347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0983483871" calcext:value-type="float">
            <text:p>11.2609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68304" calcext:value-type="float">
            <text:p>11.26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55641290323" calcext:value-type="float">
            <text:p>11.2855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73408" calcext:value-type="float">
            <text:p>11.3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0227096774" calcext:value-type="float">
            <text:p>11.329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2049032258" calcext:value-type="float">
            <text:p>11.324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30456" calcext:value-type="float">
            <text:p>11.36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27241290323" calcext:value-type="float">
            <text:p>11.4227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99872" calcext:value-type="float">
            <text:p>11.47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2629677419" calcext:value-type="float">
            <text:p>11.555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75014285714" calcext:value-type="float">
            <text:p>11.5775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19083870968" calcext:value-type="float">
            <text:p>11.581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4823225806" calcext:value-type="float">
            <text:p>12.216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0448" calcext:value-type="float">
            <text:p>12.27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36190967742" calcext:value-type="float">
            <text:p>12.4136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01448" calcext:value-type="float">
            <text:p>12.69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43179354839" calcext:value-type="float">
            <text:p>13.064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0459354839" calcext:value-type="float">
            <text:p>13.174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4888" calcext:value-type="float">
            <text:p>13.28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199483871" calcext:value-type="float">
            <text:p>13.370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03872" calcext:value-type="float">
            <text:p>13.41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7223225807" calcext:value-type="float">
            <text:p>13.374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9168571429" calcext:value-type="float">
            <text:p>13.32291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1481290323" calcext:value-type="float">
            <text:p>13.291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1483870968" calcext:value-type="float">
            <text:p>13.502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88072" calcext:value-type="float">
            <text:p>13.46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3566451613" calcext:value-type="float">
            <text:p>13.472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9552" calcext:value-type="float">
            <text:p>13.5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8972903226" calcext:value-type="float">
            <text:p>13.557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59421935484" calcext:value-type="float">
            <text:p>13.6959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0456" calcext:value-type="float">
            <text:p>13.77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4469677419" calcext:value-type="float">
            <text:p>13.789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32032" calcext:value-type="float">
            <text:p>13.84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3496774194" calcext:value-type="float">
            <text:p>13.87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3051428571" calcext:value-type="float">
            <text:p>13.9803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0387096774" calcext:value-type="float">
            <text:p>14.12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83468387097" calcext:value-type="float">
            <text:p>14.5983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38696" calcext:value-type="float">
            <text:p>14.65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21638709677" calcext:value-type="float">
            <text:p>14.732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33384" calcext:value-type="float">
            <text:p>14.8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9785806452" calcext:value-type="float">
            <text:p>14.8719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08854193548" calcext:value-type="float">
            <text:p>14.9008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3224" calcext:value-type="float">
            <text:p>14.8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41011612903" calcext:value-type="float">
            <text:p>14.8941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124" calcext:value-type="float">
            <text:p>14.96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6546206897" calcext:value-type="float">
            <text:p>15.0516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86237419355" calcext:value-type="float">
            <text:p>15.0686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33081290323" calcext:value-type="float">
            <text:p>15.3333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02384" calcext:value-type="float">
            <text:p>15.42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7509677419" calcext:value-type="float">
            <text:p>15.459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0856" calcext:value-type="float">
            <text:p>15.49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5739354839" calcext:value-type="float">
            <text:p>15.4935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18851612903" calcext:value-type="float">
            <text:p>15.451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916" calcext:value-type="float">
            <text:p>15.4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03409032258" calcext:value-type="float">
            <text:p>15.460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0616" calcext:value-type="float">
            <text:p>15.42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3016774194" calcext:value-type="float">
            <text:p>15.3923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8204" calcext:value-type="float">
            <text:p>15.34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52978064516" calcext:value-type="float">
            <text:p>15.275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8423225807" calcext:value-type="float">
            <text:p>15.0968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82376" calcext:value-type="float">
            <text:p>15.0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32854193548" calcext:value-type="float">
            <text:p>15.0532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83392" calcext:value-type="float">
            <text:p>15.05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03357419355" calcext:value-type="float">
            <text:p>15.050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5156129032" calcext:value-type="float">
            <text:p>15.051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77168" calcext:value-type="float">
            <text:p>15.10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06941935484" calcext:value-type="float">
            <text:p>15.140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73408" calcext:value-type="float">
            <text:p>15.14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1690322581" calcext:value-type="float">
            <text:p>15.142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6128571429" calcext:value-type="float">
            <text:p>15.0816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32276129032" calcext:value-type="float">
            <text:p>15.0332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7295483871" calcext:value-type="float">
            <text:p>15.091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43056" calcext:value-type="float">
            <text:p>15.09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0030967742" calcext:value-type="float">
            <text:p>15.105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4696" calcext:value-type="float">
            <text:p>15.13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6410322581" calcext:value-type="float">
            <text:p>15.1086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47832258065" calcext:value-type="float">
            <text:p>15.164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17016" calcext:value-type="float">
            <text:p>15.3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55752258065" calcext:value-type="float">
            <text:p>15.4055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9144" calcext:value-type="float">
            <text:p>15.49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3303225806" calcext:value-type="float">
            <text:p>15.572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16282857143" calcext:value-type="float">
            <text:p>15.5316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76340645161" calcext:value-type="float">
            <text:p>15.5076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3007483871" calcext:value-type="float">
            <text:p>15.263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39752" calcext:value-type="float">
            <text:p>15.19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34472258065" calcext:value-type="float">
            <text:p>15.1434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8848" calcext:value-type="float">
            <text:p>15.0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6139354839" calcext:value-type="float">
            <text:p>15.0516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495483871" calcext:value-type="float">
            <text:p>14.97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74304" calcext:value-type="float">
            <text:p>14.79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6069677419" calcext:value-type="float">
            <text:p>14.688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1388" calcext:value-type="float">
            <text:p>14.6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8338064516" calcext:value-type="float">
            <text:p>14.610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61969655172" calcext:value-type="float">
            <text:p>14.5561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8606451613" calcext:value-type="float">
            <text:p>14.456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30819310345" calcext:value-type="float">
            <text:p>14.04308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35708571429" calcext:value-type="float">
            <text:p>13.9835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76328275862" calcext:value-type="float">
            <text:p>13.95763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6011034483" calcext:value-type="float">
            <text:p>13.87460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824" calcext:value-type="float">
            <text:p>13.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85168" calcext:value-type="float">
            <text:p>13.88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6093333333" calcext:value-type="float">
            <text:p>13.8076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108" calcext:value-type="float">
            <text:p>13.8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69729655172" calcext:value-type="float">
            <text:p>13.90697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91144615385" calcext:value-type="float">
            <text:p>13.89911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05020689655" calcext:value-type="float">
            <text:p>13.8705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53809032258" calcext:value-type="float">
            <text:p>13.8753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40312" calcext:value-type="float">
            <text:p>13.8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3511111111" calcext:value-type="float">
            <text:p>13.8723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3096" calcext:value-type="float">
            <text:p>13.85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1610322581" calcext:value-type="float">
            <text:p>13.9351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567483871" calcext:value-type="float">
            <text:p>14.028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5016" calcext:value-type="float">
            <text:p>14.1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2936774194" calcext:value-type="float">
            <text:p>14.1852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7504" calcext:value-type="float">
            <text:p>14.18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28934193548" calcext:value-type="float">
            <text:p>14.2028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0726" calcext:value-type="float">
            <text:p>14.190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66818064516" calcext:value-type="float">
            <text:p>14.156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9063225807" calcext:value-type="float">
            <text:p>14.0849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08584" calcext:value-type="float">
            <text:p>14.03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03661935484" calcext:value-type="float">
            <text:p>14.040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10032" calcext:value-type="float">
            <text:p>14.0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1037419355" calcext:value-type="float">
            <text:p>13.9561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5081290323" calcext:value-type="float">
            <text:p>13.8855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01272" calcext:value-type="float">
            <text:p>13.8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99210322581" calcext:value-type="float">
            <text:p>13.9199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4752" calcext:value-type="float">
            <text:p>13.9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8219354839" calcext:value-type="float">
            <text:p>14.048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4354285714" calcext:value-type="float">
            <text:p>14.0974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00596129032" calcext:value-type="float">
            <text:p>14.070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2751428571" calcext:value-type="float">
            <text:p>14.5022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85457777778" calcext:value-type="float">
            <text:p>14.49854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522" calcext:value-type="float">
            <text:p>14.590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8933333333" calcext:value-type="float">
            <text:p>15.444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86186666667" calcext:value-type="float">
            <text:p>15.4486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9337142857" calcext:value-type="float">
            <text:p>14.8729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28302222222" calcext:value-type="float">
            <text:p>15.05283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8834285714" calcext:value-type="float">
            <text:p>15.3958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8568888889" calcext:value-type="float">
            <text:p>15.85885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8882857143" calcext:value-type="float">
            <text:p>16.0878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09073846154" calcext:value-type="float">
            <text:p>16.11090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19111428571" calcext:value-type="float">
            <text:p>16.1619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4064" calcext:value-type="float">
            <text:p>16.76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72968" calcext:value-type="float">
            <text:p>16.8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67434482759" calcext:value-type="float">
            <text:p>17.036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1664" calcext:value-type="float">
            <text:p>17.25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65288" calcext:value-type="float">
            <text:p>17.28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45329655172" calcext:value-type="float">
            <text:p>17.24453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0248" calcext:value-type="float">
            <text:p>17.3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3382068966" calcext:value-type="float">
            <text:p>17.40733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89464" calcext:value-type="float">
            <text:p>17.5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99226666667" calcext:value-type="float">
            <text:p>17.4999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67418181818" calcext:value-type="float">
            <text:p>17.2267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6515555556" calcext:value-type="float">
            <text:p>17.60265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0536" calcext:value-type="float">
            <text:p>17.65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95409655172" calcext:value-type="float">
            <text:p>17.68954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75592" calcext:value-type="float">
            <text:p>17.7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2652" calcext:value-type="float">
            <text:p>17.66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0788137931" calcext:value-type="float">
            <text:p>17.6307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90632" calcext:value-type="float">
            <text:p>17.5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1155862069" calcext:value-type="float">
            <text:p>17.6231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46816" calcext:value-type="float">
            <text:p>17.59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22275555556" calcext:value-type="float">
            <text:p>17.51222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66656" calcext:value-type="float">
            <text:p>17.46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07712" calcext:value-type="float">
            <text:p>16.99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259" calcext:value-type="float">
            <text:p>16.550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6543" calcext:value-type="float">
            <text:p>16.536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0216" calcext:value-type="float">
            <text:p>16.63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9315555556" calcext:value-type="float">
            <text:p>16.79493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04848" calcext:value-type="float">
            <text:p>16.68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84666666667" calcext:value-type="float">
            <text:p>16.518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6053333333" calcext:value-type="float">
            <text:p>16.4426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0433846154" calcext:value-type="float">
            <text:p>16.43704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73937777778" calcext:value-type="float">
            <text:p>16.45739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9736" calcext:value-type="float">
            <text:p>16.4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22862222222" calcext:value-type="float">
            <text:p>16.54228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9065806452" calcext:value-type="float">
            <text:p>16.581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6568" calcext:value-type="float">
            <text:p>16.53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6059354839" calcext:value-type="float">
            <text:p>16.511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10744" calcext:value-type="float">
            <text:p>16.52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75341935484" calcext:value-type="float">
            <text:p>16.527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93928275862" calcext:value-type="float">
            <text:p>16.60939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05584" calcext:value-type="float">
            <text:p>16.7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7452903226" calcext:value-type="float">
            <text:p>16.913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5272" calcext:value-type="float">
            <text:p>16.94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46185806452" calcext:value-type="float">
            <text:p>16.944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46132413793" calcext:value-type="float">
            <text:p>16.9146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6776774194" calcext:value-type="float">
            <text:p>16.8766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85008" calcext:value-type="float">
            <text:p>16.80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0876137931" calcext:value-type="float">
            <text:p>16.81087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87472" calcext:value-type="float">
            <text:p>16.79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10582068966" calcext:value-type="float">
            <text:p>16.69105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0902068966" calcext:value-type="float">
            <text:p>16.56609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7408" calcext:value-type="float">
            <text:p>16.44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40291428571" calcext:value-type="float">
            <text:p>16.3440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55842758621" calcext:value-type="float">
            <text:p>16.27558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01794285714" calcext:value-type="float">
            <text:p>16.2401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7986206896" calcext:value-type="float">
            <text:p>16.2037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71184615385" calcext:value-type="float">
            <text:p>16.2171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47900689655" calcext:value-type="float">
            <text:p>16.1747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6664" calcext:value-type="float">
            <text:p>15.6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4487483871" calcext:value-type="float">
            <text:p>15.6744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3664" calcext:value-type="float">
            <text:p>15.68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6696774194" calcext:value-type="float">
            <text:p>15.669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9403870968" calcext:value-type="float">
            <text:p>15.6479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88208" calcext:value-type="float">
            <text:p>15.55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50255483871" calcext:value-type="float">
            <text:p>15.555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29584" calcext:value-type="float">
            <text:p>15.59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05894193548" calcext:value-type="float">
            <text:p>15.5805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3502857143" calcext:value-type="float">
            <text:p>15.5933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27641290323" calcext:value-type="float">
            <text:p>15.552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4024" calcext:value-type="float">
            <text:p>15.4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35550344828" calcext:value-type="float">
            <text:p>15.46355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16632" calcext:value-type="float">
            <text:p>15.4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31183448276" calcext:value-type="float">
            <text:p>15.54311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28848" calcext:value-type="float">
            <text:p>15.56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11856" calcext:value-type="float">
            <text:p>15.53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05" calcext:value-type="float">
            <text:p>15.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47088" calcext:value-type="float">
            <text:p>15.42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8113103448" calcext:value-type="float">
            <text:p>15.39881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9256" calcext:value-type="float">
            <text:p>15.35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19102222222" calcext:value-type="float">
            <text:p>15.31191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47168" calcext:value-type="float">
            <text:p>15.2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5907096774" calcext:value-type="float">
            <text:p>15.111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59312" calcext:value-type="float">
            <text:p>15.09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5329032258" calcext:value-type="float">
            <text:p>15.09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7384" calcext:value-type="float">
            <text:p>15.1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32621935484" calcext:value-type="float">
            <text:p>15.113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24208" calcext:value-type="float">
            <text:p>15.1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5019354839" calcext:value-type="float">
            <text:p>15.298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68656" calcext:value-type="float">
            <text:p>15.25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97860645161" calcext:value-type="float">
            <text:p>15.199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4956137931" calcext:value-type="float">
            <text:p>15.16495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1974193548" calcext:value-type="float">
            <text:p>15.11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9246451613" calcext:value-type="float">
            <text:p>14.968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2312" calcext:value-type="float">
            <text:p>14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15620645161" calcext:value-type="float">
            <text:p>14.931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8104" calcext:value-type="float">
            <text:p>14.9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95321290323" calcext:value-type="float">
            <text:p>14.8395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2012903226" calcext:value-type="float">
            <text:p>14.847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0872" calcext:value-type="float">
            <text:p>14.8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33550967742" calcext:value-type="float">
            <text:p>14.873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87712" calcext:value-type="float">
            <text:p>14.95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20709677419" calcext:value-type="float">
            <text:p>14.972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05637142857" calcext:value-type="float">
            <text:p>14.9605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82247741936" calcext:value-type="float">
            <text:p>14.9982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0996" calcext:value-type="float">
            <text:p>15.08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8775172414" calcext:value-type="float">
            <text:p>15.00887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3272" calcext:value-type="float">
            <text:p>15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63994482759" calcext:value-type="float">
            <text:p>15.04639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63994482759" calcext:value-type="float">
            <text:p>15.04639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23296551724" calcext:value-type="float">
            <text:p>15.0923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42344" calcext:value-type="float">
            <text:p>15.13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53834285714" calcext:value-type="float">
            <text:p>15.2053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1934285714" calcext:value-type="float">
            <text:p>15.2091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91884137931" calcext:value-type="float">
            <text:p>15.28918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80181538462" calcext:value-type="float">
            <text:p>15.26801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78266666667" calcext:value-type="float">
            <text:p>15.207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21587692308" calcext:value-type="float">
            <text:p>15.16215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91490526316" calcext:value-type="float">
            <text:p>15.129149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029" calcext:value-type="float">
            <text:p>15.091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362" calcext:value-type="float">
            <text:p>15.088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41" calcext:value-type="float">
            <text:p>15.09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78566153846" calcext:value-type="float">
            <text:p>15.14785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99235555556" calcext:value-type="float">
            <text:p>15.07992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3315555556" calcext:value-type="float">
            <text:p>15.04233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32802857143" calcext:value-type="float">
            <text:p>15.0332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13872" calcext:value-type="float">
            <text:p>15.0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28745714286" calcext:value-type="float">
            <text:p>15.0528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38580645161" calcext:value-type="float">
            <text:p>15.01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4112" calcext:value-type="float">
            <text:p>14.9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6096" calcext:value-type="float">
            <text:p>14.9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48648" calcext:value-type="float">
            <text:p>14.8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9264" calcext:value-type="float">
            <text:p>15.0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73917419355" calcext:value-type="float">
            <text:p>15.1173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6232" calcext:value-type="float">
            <text:p>15.0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7909677419" calcext:value-type="float">
            <text:p>15.01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23402857143" calcext:value-type="float">
            <text:p>15.1323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1187096774" calcext:value-type="float">
            <text:p>15.145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80940689655" calcext:value-type="float">
            <text:p>15.17809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03608275862" calcext:value-type="float">
            <text:p>15.2103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7473103448" calcext:value-type="float">
            <text:p>15.2677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05991724138" calcext:value-type="float">
            <text:p>15.3305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0616" calcext:value-type="float">
            <text:p>15.42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0286896552" calcext:value-type="float">
            <text:p>15.3250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22830344828" calcext:value-type="float">
            <text:p>15.19228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21164" calcext:value-type="float">
            <text:p>14.952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0834285714" calcext:value-type="float">
            <text:p>15.0910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8768" calcext:value-type="float">
            <text:p>14.9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69688888889" calcext:value-type="float">
            <text:p>14.976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6295172414" calcext:value-type="float">
            <text:p>14.92962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8673103448" calcext:value-type="float">
            <text:p>14.7038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35048888889" calcext:value-type="float">
            <text:p>14.69350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6126896552" calcext:value-type="float">
            <text:p>14.6636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70932307692" calcext:value-type="float">
            <text:p>14.66709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5791428571" calcext:value-type="float">
            <text:p>14.6485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5657931035" calcext:value-type="float">
            <text:p>14.59056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1662222222" calcext:value-type="float">
            <text:p>14.56616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53510588235" calcext:value-type="float">
            <text:p>14.485351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73064" calcext:value-type="float">
            <text:p>14.56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89628" calcext:value-type="float">
            <text:p>14.408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4848" calcext:value-type="float">
            <text:p>14.3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67431428571" calcext:value-type="float">
            <text:p>14.4367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44134193548" calcext:value-type="float">
            <text:p>14.934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5392" calcext:value-type="float">
            <text:p>15.00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3427096774" calcext:value-type="float">
            <text:p>15.032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9416" calcext:value-type="float">
            <text:p>15.10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6090322581" calcext:value-type="float">
            <text:p>15.233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2567483871" calcext:value-type="float">
            <text:p>15.552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94832" calcext:value-type="float">
            <text:p>15.82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54007741936" calcext:value-type="float">
            <text:p>16.0254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8336" calcext:value-type="float">
            <text:p>16.27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84539354839" calcext:value-type="float">
            <text:p>16.4384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99471428571" calcext:value-type="float">
            <text:p>16.4499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96683870968" calcext:value-type="float">
            <text:p>16.519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1770322581" calcext:value-type="float">
            <text:p>17.1111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65544" calcext:value-type="float">
            <text:p>17.18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92335483871" calcext:value-type="float">
            <text:p>17.21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7872" calcext:value-type="float">
            <text:p>17.2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72149677419" calcext:value-type="float">
            <text:p>17.2672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2566153846" calcext:value-type="float">
            <text:p>17.20525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57592" calcext:value-type="float">
            <text:p>17.27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0376" calcext:value-type="float">
            <text:p>17.14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5992" calcext:value-type="float">
            <text:p>17.13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38965714286" calcext:value-type="float">
            <text:p>17.1338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69304" calcext:value-type="float">
            <text:p>17.14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898" calcext:value-type="float">
            <text:p>17.23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60246956522" calcext:value-type="float">
            <text:p>17.326024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447" calcext:value-type="float">
            <text:p>17.419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84963478261" calcext:value-type="float">
            <text:p>17.488496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5863" calcext:value-type="float">
            <text:p>17.445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20048" calcext:value-type="float">
            <text:p>17.41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2556" calcext:value-type="float">
            <text:p>17.40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9508" calcext:value-type="float">
            <text:p>17.39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4616" calcext:value-type="float">
            <text:p>17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7794285714" calcext:value-type="float">
            <text:p>16.0877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95211428571" calcext:value-type="float">
            <text:p>16.0895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5162" calcext:value-type="float">
            <text:p>16.15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18337777778" calcext:value-type="float">
            <text:p>16.42183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48778461539" calcext:value-type="float">
            <text:p>16.284877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90568888889" calcext:value-type="float">
            <text:p>16.18905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7224615385" calcext:value-type="float">
            <text:p>16.09672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4032" calcext:value-type="float">
            <text:p>16.0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1708" calcext:value-type="float">
            <text:p>15.95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7173333333" calcext:value-type="float">
            <text:p>15.9417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81324444445" calcext:value-type="float">
            <text:p>15.84813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9941538462" calcext:value-type="float">
            <text:p>15.83799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49107692308" calcext:value-type="float">
            <text:p>15.8449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9204" calcext:value-type="float">
            <text:p>15.72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42262857143" calcext:value-type="float">
            <text:p>15.7442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46541538462" calcext:value-type="float">
            <text:p>15.78465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64256" calcext:value-type="float">
            <text:p>15.77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2596923077" calcext:value-type="float">
            <text:p>15.64725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89888" calcext:value-type="float">
            <text:p>15.63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45390769231" calcext:value-type="float">
            <text:p>15.68453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55744" calcext:value-type="float">
            <text:p>15.6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7428571429" calcext:value-type="float">
            <text:p>15.740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23706666667" calcext:value-type="float">
            <text:p>15.2423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1432" calcext:value-type="float">
            <text:p>15.5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1814285714" calcext:value-type="float">
            <text:p>15.4941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7973333333" calcext:value-type="float">
            <text:p>15.4387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1822857143" calcext:value-type="float">
            <text:p>15.3921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5137142857" calcext:value-type="float">
            <text:p>15.3225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84176" calcext:value-type="float">
            <text:p>15.22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10896" calcext:value-type="float">
            <text:p>15.27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06925714286" calcext:value-type="float">
            <text:p>15.1206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299862069" calcext:value-type="float">
            <text:p>15.07729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1412307692" calcext:value-type="float">
            <text:p>15.0511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31423448276" calcext:value-type="float">
            <text:p>14.9731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86067096774" calcext:value-type="float">
            <text:p>14.858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82304" calcext:value-type="float">
            <text:p>14.8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76523870968" calcext:value-type="float">
            <text:p>14.867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20352" calcext:value-type="float">
            <text:p>14.91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5233548387" calcext:value-type="float">
            <text:p>14.9045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0843870968" calcext:value-type="float">
            <text:p>14.895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6128" calcext:value-type="float">
            <text:p>14.91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1953548387" calcext:value-type="float">
            <text:p>14.947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4368" calcext:value-type="float">
            <text:p>15.02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5073548387" calcext:value-type="float">
            <text:p>15.157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42" calcext:value-type="float">
            <text:p>15.17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2823225806" calcext:value-type="float">
            <text:p>15.188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0020645161" calcext:value-type="float">
            <text:p>15.404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5632" calcext:value-type="float">
            <text:p>15.4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5860645161" calcext:value-type="float">
            <text:p>15.5045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5712" calcext:value-type="float">
            <text:p>15.5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25501935484" calcext:value-type="float">
            <text:p>15.512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7179354839" calcext:value-type="float">
            <text:p>15.502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24608" calcext:value-type="float">
            <text:p>15.4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97104516129" calcext:value-type="float">
            <text:p>15.479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1424" calcext:value-type="float">
            <text:p>15.54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73215483871" calcext:value-type="float">
            <text:p>15.637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914" calcext:value-type="float">
            <text:p>15.69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8882580645" calcext:value-type="float">
            <text:p>15.6978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3464" calcext:value-type="float">
            <text:p>16.03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39059310345" calcext:value-type="float">
            <text:p>16.06390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64728275862" calcext:value-type="float">
            <text:p>16.10647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87542857143" calcext:value-type="float">
            <text:p>16.158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02695172414" calcext:value-type="float">
            <text:p>16.24026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74154482759" calcext:value-type="float">
            <text:p>16.31741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1476" calcext:value-type="float">
            <text:p>16.38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14627692308" calcext:value-type="float">
            <text:p>16.45146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27974285714" calcext:value-type="float">
            <text:p>16.6127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3144827586" calcext:value-type="float">
            <text:p>16.6263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03582222222" calcext:value-type="float">
            <text:p>16.61035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8375172414" calcext:value-type="float">
            <text:p>16.59383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61032" calcext:value-type="float">
            <text:p>16.7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37453793103" calcext:value-type="float">
            <text:p>16.72374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22424" calcext:value-type="float">
            <text:p>16.72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41354482759" calcext:value-type="float">
            <text:p>16.74413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4552" calcext:value-type="float">
            <text:p>16.74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95272" calcext:value-type="float">
            <text:p>16.6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00375172414" calcext:value-type="float">
            <text:p>16.67003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21992" calcext:value-type="float">
            <text:p>16.7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27972413793" calcext:value-type="float">
            <text:p>16.8627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76192" calcext:value-type="float">
            <text:p>16.91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01724444444" calcext:value-type="float">
            <text:p>16.93017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6348631579" calcext:value-type="float">
            <text:p>16.866348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05866666667" calcext:value-type="float">
            <text:p>16.970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70892849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60" meta:object-count="0"/>
    <meta:user-defined meta:name="AppVersion">3.0</meta:user-defined>
  </office:meta>
</office:document-meta>
</file>